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7.1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51cm" fo:min-width="4.21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84cm" fo:min-width="2.29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84cm" fo:min-width="2.80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84cm" fo:min-width="3.43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11cm" fo:min-width="1.6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316cm" fo:min-width="2.03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1.532cm"/>
      <style:paragraph-properties style:writing-mode="lr-tb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444cm" fo:min-width="2.194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8cm" svg:height="1.27cm" svg:x="1.762cm" svg:y="14.233cm">
          <text:p text:style-name="P1">Display Tim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1.778cm" svg:height="0.962cm" svg:x="10.017cm" svg:y="4.402cm">
          <draw:text-box>
            <text:p>start</text:p>
          </draw:text-box>
        </draw:frame>
        <draw:custom-shape draw:style-name="gr3" draw:text-style-name="P1" xml:id="id1" draw:id="id1" draw:layer="layout" svg:width="7.493cm" svg:height="1.747cm" svg:x="6.938cm" svg:y="5.795cm">
          <text:p text:style-name="P1">Machine Stat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16.891cm" svg:height="1.397cm" svg:x="2.651cm" svg:y="1.635cm">
          <draw:text-box>
            <text:p text:style-name="P1"><text:span text:style-name="T1">Coffee Machine</text:span></text:p>
          </draw:text-box>
        </draw:frame>
        <draw:custom-shape draw:style-name="gr5" draw:text-style-name="P1" xml:id="id4" draw:id="id4" draw:layer="layout" svg:width="2.794cm" svg:height="2.413cm" svg:x="1.716cm" svg:y="15.006cm">
          <text:p text:style-name="P1">OFF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6" draw:text-style-name="P1" xml:id="id7" draw:id="id7" draw:layer="layout" svg:width="3.302cm" svg:height="2.413cm" svg:x="16.186cm" svg:y="14.998cm">
          <text:p text:style-name="P1">SET TIME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7" draw:text-style-name="P1" xml:id="id6" draw:id="id6" draw:layer="layout" svg:width="3.937cm" svg:height="2.413cm" svg:x="10.771cm" svg:y="15.052cm">
          <text:p text:style-name="P1">PROGRAM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1" xml:id="id5" draw:id="id5" draw:layer="layout" svg:width="2.794cm" svg:height="2.413cm" svg:x="5.788cm" svg:y="15.106cm">
          <text:p text:style-name="P1">ON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8" draw:text-style-name="P1" xml:id="id2" draw:id="id2" draw:layer="layout" svg:width="4.318cm" svg:height="2.921cm" svg:x="8.493cm" svg:y="9.277cm">
          <text:p text:style-name="P1">Change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9" draw:text-style-name="P1" xml:id="id10" draw:id="id10" draw:layer="layout" svg:width="4.526cm" svg:height="2.794cm" svg:x="15.743cm" svg:y="19.713cm">
          <text:p text:style-name="P1">Get TIME</text:p>
          <text:p text:style-name="P1">from use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1" xml:id="id9" draw:id="id9" draw:layer="layout" svg:width="4.064cm" svg:height="3.556cm" svg:x="10.633cm" svg:y="19.264cm">
          <text:p text:style-name="P1">Program</text:p>
          <text:p text:style-name="P1">Star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" xml:id="id8" draw:id="id8" draw:layer="layout" svg:width="4.526cm" svg:height="2.794cm" svg:x="4.444cm" svg:y="20.214cm">
          <text:p text:style-name="P1">Brew</text:p>
          <text:p text:style-name="P1">Coffee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1" draw:text-style-name="P4" draw:layer="layout" draw:type="lines" svg:x1="10.685cm" svg:y1="7.542cm" svg:x2="10.652cm" svg:y2="9.277cm" draw:start-shape="id1" draw:start-glue-point="8" draw:end-shape="id2" draw:end-glue-point="4" svg:d="M10685 7542v501l-33 732v502" svg:viewBox="0 0 34 1736">
          <text:p/>
        </draw:connector>
        <draw:custom-shape draw:style-name="gr12" draw:text-style-name="P1" xml:id="id3" draw:id="id3" draw:layer="layout" svg:width="3.81cm" svg:height="3.81cm" svg:x="2.043cm" svg:y="7.877cm">
          <text:p text:style-name="P1">Butt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svg:x1="5.853cm" svg:y1="9.782cm" svg:x2="8.493cm" svg:y2="10.737cm" draw:start-shape="id3" draw:end-shape="id2" draw:end-glue-point="3" svg:d="M5853 9782h1321v955h1319" svg:viewBox="0 0 2641 956">
          <text:p/>
        </draw:connector>
        <draw:connector draw:style-name="gr13" draw:text-style-name="P4" draw:layer="layout" svg:x1="10.652cm" svg:y1="12.198cm" svg:x2="3.113cm" svg:y2="15.006cm" draw:start-shape="id2" draw:start-glue-point="6" draw:end-shape="id4" svg:d="M10652 12198v1404h-7539v1404" svg:viewBox="0 0 7540 2809">
          <text:p/>
        </draw:connector>
        <draw:connector draw:style-name="gr13" draw:text-style-name="P4" draw:layer="layout" svg:x1="10.652cm" svg:y1="12.198cm" svg:x2="7.185cm" svg:y2="15.346cm" draw:start-shape="id2" draw:start-glue-point="6" draw:end-shape="id5" draw:end-glue-point="4" svg:d="M10652 12198v1454h-3467v1694" svg:viewBox="0 0 3468 3149">
          <text:p/>
        </draw:connector>
        <draw:connector draw:style-name="gr13" draw:text-style-name="P4" draw:layer="layout" svg:x1="10.652cm" svg:y1="12.198cm" svg:x2="12.739cm" svg:y2="15.052cm" draw:start-shape="id2" draw:start-glue-point="6" draw:end-shape="id6" svg:d="M10652 12198v1427h2087v1427" svg:viewBox="0 0 2088 2855">
          <text:p/>
        </draw:connector>
        <draw:connector draw:style-name="gr13" draw:text-style-name="P4" draw:layer="layout" svg:x1="10.652cm" svg:y1="12.198cm" svg:x2="17.837cm" svg:y2="15.238cm" draw:start-shape="id2" draw:start-glue-point="6" draw:end-shape="id7" draw:end-glue-point="4" svg:d="M10652 12198v1400h7185v1640" svg:viewBox="0 0 7186 3041">
          <text:p/>
        </draw:connector>
        <draw:connector draw:style-name="gr13" draw:text-style-name="P4" draw:layer="layout" svg:x1="7.185cm" svg:y1="17.328cm" svg:x2="6.707cm" svg:y2="20.214cm" draw:start-shape="id5" draw:start-glue-point="6" draw:end-shape="id8" draw:end-glue-point="7" svg:d="M7185 17328v1539h-478v1347" svg:viewBox="0 0 479 2887">
          <text:p/>
        </draw:connector>
        <draw:connector draw:style-name="gr13" draw:text-style-name="P4" draw:layer="layout" svg:x1="12.74cm" svg:y1="17.274cm" svg:x2="12.665cm" svg:y2="19.264cm" draw:start-shape="id6" draw:start-glue-point="6" draw:end-shape="id9" svg:d="M12740 17274v1091h-75v899" svg:viewBox="0 0 76 1991">
          <text:p/>
        </draw:connector>
        <draw:connector draw:style-name="gr13" draw:text-style-name="P4" draw:layer="layout" svg:x1="17.837cm" svg:y1="17.22cm" svg:x2="18.006cm" svg:y2="19.713cm" draw:start-shape="id7" draw:start-glue-point="6" draw:end-shape="id10" draw:end-glue-point="7" svg:d="M17837 17220v1342h169v1151" svg:viewBox="0 0 170 2494">
          <text:p/>
        </draw:connector>
        <draw:connector draw:style-name="gr14" draw:text-style-name="P4" draw:layer="layout" svg:x1="14.697cm" svg:y1="21.042cm" svg:x2="12.811cm" svg:y2="10.738cm" draw:start-shape="id9" draw:start-glue-point="7" draw:end-shape="id2" draw:end-glue-point="7" svg:d="M14697 21042h502v-10304h-2388" svg:viewBox="0 0 2389 10305">
          <text:p/>
        </draw:connector>
        <draw:frame draw:style-name="gr15" draw:text-style-name="P5" draw:layer="layout" svg:width="2.032cm" svg:height="0.962cm" svg:x="13.789cm" svg:y="18.14cm">
          <draw:text-box>
            <text:p>yes</text:p>
          </draw:text-box>
        </draw:frame>
        <draw:frame draw:style-name="gr16" draw:text-style-name="P6" draw:layer="layout" svg:width="4.35cm" svg:height="1.143cm" svg:x="9.35cm" svg:y="2.651cm">
          <draw:text-box>
            <text:p><text:span text:style-name="T2">Sean Rei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7T13:55:51.198198240</meta:creation-date>
    <dc:date>2021-07-17T14:23:13.554750148</dc:date>
    <meta:editing-duration>PT4M48S</meta:editing-duration>
    <meta:editing-cycles>2</meta:editing-cycles>
    <meta:generator>LibreOffice/6.4.7.2$Linux_X86_64 LibreOffice_project/40$Build-2</meta:generator>
    <meta:document-statistic meta:object-count="25"/>
  </office:meta>
</office:document-meta>
</file>